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fo:font-family="'Liberation Sans'" style:font-family-asian="'Liberation Sans'" style:font-family-complex="'Liberation Sans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ans'" style:font-family-asian="'Liberation Sans'" style:font-family-complex="'Liberation Sans'" fo:background-color="transparent" style:use-window-font-color="true"/>
    </style:style>
    <style:style style:name="T6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6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11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14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justify" fo:margin-left="1.45pt" fo:text-indent="-1.45pt">
        <style:tab-stops>
          <style:tab-stop style:position="66.05pt"/>
          <style:tab-stop style:position="3288.20pt" style:type="center"/>
          <style:tab-stop style:position="421120.20pt" style:type="right"/>
          <style:tab-stop style:position="-1.45pt"/>
        </style:tab-stops>
      </style:paragraph-properties>
    </style:style>
    <style:style style:name="P77" style:family="paragraph">
      <style:paragraph-properties fo:line-height="100.00%" fo:text-align="left"/>
    </style:style>
    <style:style style:name="TableColumn0100" style:family="table-column">
      <style:table-column-properties style:column-width="0.937500in"/>
    </style:style>
    <style:style style:name="TableColumn0101" style:family="table-column">
      <style:table-column-properties style:column-width="0.748611in"/>
    </style:style>
    <style:style style:name="TableColumn0102" style:family="table-column">
      <style:table-column-properties style:column-width="4.375000in"/>
    </style:style>
    <style:style style:name="TableColumn0103" style:family="table-column">
      <style:table-column-properties style:column-width="0.863889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03" style:family="table-row">
      <style:table-row-properties style:min-row-height="0.395833in"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6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7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7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8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8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9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09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0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0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1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1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2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2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3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3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4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4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4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5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5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5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6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6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6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17" style:family="table-row">
      <style:table-row-properties/>
    </style:style>
    <style:style style:name="TableCell0117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7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7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7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18" style:family="table-row">
      <style:table-row-properties/>
    </style:style>
    <style:style style:name="TableCell0118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8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8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8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19" style:family="table-row">
      <style:table-row-properties/>
    </style:style>
    <style:style style:name="TableCell0119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9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9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19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20" style:family="table-row">
      <style:table-row-properties/>
    </style:style>
    <style:style style:name="TableCell0120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0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0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0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21" style:family="table-row">
      <style:table-row-properties/>
    </style:style>
    <style:style style:name="TableCell0121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1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1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1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22" style:family="table-row">
      <style:table-row-properties/>
    </style:style>
    <style:style style:name="TableCell0122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2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2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2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23" style:family="table-row">
      <style:table-row-properties/>
    </style:style>
    <style:style style:name="TableCell0123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3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3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3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24" style:family="table-row">
      <style:table-row-properties/>
    </style:style>
    <style:style style:name="TableCell0124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4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4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4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25" style:family="table-row">
      <style:table-row-properties/>
    </style:style>
    <style:style style:name="TableCell0125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5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5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5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26" style:family="table-row">
      <style:table-row-properties/>
    </style:style>
    <style:style style:name="TableCell0126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6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6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6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27" style:family="table-row">
      <style:table-row-properties/>
    </style:style>
    <style:style style:name="TableCell0127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7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7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7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28" style:family="table-row">
      <style:table-row-properties/>
    </style:style>
    <style:style style:name="TableCell0128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8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8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8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29" style:family="table-row">
      <style:table-row-properties/>
    </style:style>
    <style:style style:name="TableCell0129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9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9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29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30" style:family="table-row">
      <style:table-row-properties/>
    </style:style>
    <style:style style:name="TableCell0130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30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30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30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31" style:family="table-row">
      <style:table-row-properties/>
    </style:style>
    <style:style style:name="TableCell0131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31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31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31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32" style:family="table-row">
      <style:table-row-properties/>
    </style:style>
    <style:style style:name="TableCell0132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32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32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32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33" style:family="table-row">
      <style:table-row-properties/>
    </style:style>
    <style:style style:name="TableCell0133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33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33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33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Row0134" style:family="table-row">
      <style:table-row-properties/>
    </style:style>
    <style:style style:name="TableCell013400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3401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3402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  <style:style style:name="TableCell013403" style:family="table-cell">
      <style:table-cell-properties fo:border-top="0.000694in solid #000000" fo:border-left="0.000694in solid #000000" fo:border-right="0.000694in solid #000000" fo:border-bottom="0.000694in solid #000000" fo:padding-left="0.020139in" fo:padding-right="0.020139in" fo:vertical-align="top" fo:background-color="#ffffff"/>
    </style:style>
  </office:automatic-styles>
  <office:body>
    <office:text>
      <text:p text:style-name="P1"><text:span text:style-name="T1">Software Requirements Specification<text:line-break/>Change Log</text:span></text:p>
      <text:p text:style-name="P2"><text:span text:style-name="T2"/></text:p>
      <text:p text:style-name="P2"><text:span text:style-name="T3">Requirements Analyst:<text:s text:c="2"/>Derek Crew</text:span></text:p>
      <text:p text:style-name="P2"><text:span text:style-name="T3">Programmer:<text:s text:c="2"/>Derek Crew</text:span><text:span text:style-name="T4"/></text:p>
      <text:p text:style-name="P2"><text:span text:style-name="T4"/></text:p>
      <text:p text:style-name="P2"><text:span text:style-name="T5">Types of defects:</text:span><text:span text:style-name="T6"><text:s/>Missing, Wrong, Extra, Unclear, Ambiguous, Infeasible, Difficult, Other</text:span></text:p>
      <text:p text:style-name="P2"><text:span text:style-name="T7"/></text:p>
      <text:p text:style-name="P2"><text:span text:style-name="T7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4"><text:span text:style-name="T8">Type</text:span><text:span text:style-name="T9"/></text:p>
          </table:table-cell>
          <table:table-cell table:style-name="TableCell010001">
            <text:p text:style-name="P4"><text:span text:style-name="T10">Severity</text:span><text:span text:style-name="T11"/></text:p>
          </table:table-cell>
          <table:table-cell table:style-name="TableCell010002">
            <text:p text:style-name="P4"><text:span text:style-name="T12">Description</text:span><text:span text:style-name="T13"/></text:p>
          </table:table-cell>
          <table:table-cell table:style-name="TableCell010003">
            <text:p text:style-name="P4"><text:span text:style-name="T14">Resolved<text:line-break/></text:span><text:span text:style-name="T15">(Analyst initials)</text:span><text:span text:style-name="T16"/></text:p>
          </table:table-cell>
        </table:table-row>
        <table:table-row table:style-name="TableRow0101">
          <table:table-cell table:style-name="TableCell010100">
            <text:p text:style-name="P7"><text:span text:style-name="T16">Appendix Style</text:span></text:p>
            <text:p text:style-name="P7"><text:span text:style-name="T16"/></text:p>
          </table:table-cell>
          <table:table-cell table:style-name="TableCell010101">
            <text:p text:style-name="P7"><text:span text:style-name="T16">Other</text:span></text:p>
          </table:table-cell>
          <table:table-cell table:style-name="TableCell010102">
            <text:p text:style-name="P7"><text:span text:style-name="T16">The screen became far too large for the monitor. Had to move a couple elements to be side by side</text:span></text:p>
          </table:table-cell>
          <table:table-cell table:style-name="TableCell010103">
            <text:p text:style-name="P7"><text:span text:style-name="T16">DC</text:span></text:p>
          </table:table-cell>
        </table:table-row>
        <table:table-row table:style-name="TableRow0102">
          <table:table-cell table:style-name="TableCell010200">
            <text:p text:style-name="P9"><text:span text:style-name="T16"/></text:p>
            <text:p text:style-name="P9"><text:span text:style-name="T16">Wrong Save location</text:span></text:p>
          </table:table-cell>
          <table:table-cell table:style-name="TableCell010201">
            <text:p text:style-name="P9"><text:span text:style-name="T16">Extra</text:span></text:p>
          </table:table-cell>
          <table:table-cell table:style-name="TableCell010202">
            <text:p text:style-name="P9"><text:span text:style-name="T16">There were multiple save directories listed, it has been changed to the java application root directory as forecast.json, json.json, and favorites.txt</text:span></text:p>
          </table:table-cell>
          <table:table-cell table:style-name="TableCell010203">
            <text:p text:style-name="P9"><text:span text:style-name="T16">DC</text:span></text:p>
          </table:table-cell>
        </table:table-row>
        <table:table-row table:style-name="TableRow0103">
          <table:table-cell table:style-name="TableCell010300">
            <text:p text:style-name="P12"><text:span text:style-name="T16"/></text:p>
            <text:p text:style-name="P12"><text:span text:style-name="T16">Default Location</text:span></text:p>
          </table:table-cell>
          <table:table-cell table:style-name="TableCell010301">
            <text:p text:style-name="P12"><text:span text:style-name="T16">Unclear</text:span></text:p>
          </table:table-cell>
          <table:table-cell table:style-name="TableCell010302">
            <text:p text:style-name="P12"><text:span text:style-name="T16">The default location will be the last selected location. Was unsure how to to implement it. If need a button or automatic</text:span></text:p>
          </table:table-cell>
          <table:table-cell table:style-name="TableCell010303">
            <text:p text:style-name="P12"><text:span text:style-name="T16">DC</text:span></text:p>
          </table:table-cell>
        </table:table-row>
        <table:table-row table:style-name="TableRow0104">
          <table:table-cell table:style-name="TableCell010400">
            <text:p text:style-name="P15"><text:span text:style-name="T16"/></text:p>
            <text:p text:style-name="P15"><text:span text:style-name="T16"/></text:p>
          </table:table-cell>
          <table:table-cell table:style-name="TableCell010401">
            <text:p text:style-name="P15"><text:span text:style-name="T16"/></text:p>
          </table:table-cell>
          <table:table-cell table:style-name="TableCell010402">
            <text:p text:style-name="P15"><text:span text:style-name="T16"/></text:p>
          </table:table-cell>
          <table:table-cell table:style-name="TableCell010403">
            <text:p text:style-name="P15"><text:span text:style-name="T16"/></text:p>
          </table:table-cell>
        </table:table-row>
        <table:table-row table:style-name="TableRow0105">
          <table:table-cell table:style-name="TableCell010500">
            <text:p text:style-name="P17"><text:span text:style-name="T16"/></text:p>
            <text:p text:style-name="P17"><text:span text:style-name="T16"/></text:p>
          </table:table-cell>
          <table:table-cell table:style-name="TableCell010501">
            <text:p text:style-name="P17"><text:span text:style-name="T16"/></text:p>
          </table:table-cell>
          <table:table-cell table:style-name="TableCell010502">
            <text:p text:style-name="P17"><text:span text:style-name="T16"/></text:p>
          </table:table-cell>
          <table:table-cell table:style-name="TableCell010503">
            <text:p text:style-name="P17"><text:span text:style-name="T16"/></text:p>
          </table:table-cell>
        </table:table-row>
        <table:table-row table:style-name="TableRow0106">
          <table:table-cell table:style-name="TableCell010600">
            <text:p text:style-name="P19"><text:span text:style-name="T16"/></text:p>
            <text:p text:style-name="P19"><text:span text:style-name="T16"/></text:p>
          </table:table-cell>
          <table:table-cell table:style-name="TableCell010601">
            <text:p text:style-name="P19"><text:span text:style-name="T16"/></text:p>
          </table:table-cell>
          <table:table-cell table:style-name="TableCell010602">
            <text:p text:style-name="P19"><text:span text:style-name="T16"/></text:p>
          </table:table-cell>
          <table:table-cell table:style-name="TableCell010603">
            <text:p text:style-name="P19"><text:span text:style-name="T16"/></text:p>
          </table:table-cell>
        </table:table-row>
        <table:table-row table:style-name="TableRow0107">
          <table:table-cell table:style-name="TableCell010700">
            <text:p text:style-name="P21"><text:span text:style-name="T16"/></text:p>
            <text:p text:style-name="P21"><text:span text:style-name="T16"/></text:p>
          </table:table-cell>
          <table:table-cell table:style-name="TableCell010701">
            <text:p text:style-name="P21"><text:span text:style-name="T16"/></text:p>
          </table:table-cell>
          <table:table-cell table:style-name="TableCell010702">
            <text:p text:style-name="P21"><text:span text:style-name="T16"/></text:p>
          </table:table-cell>
          <table:table-cell table:style-name="TableCell010703">
            <text:p text:style-name="P21"><text:span text:style-name="T16"/></text:p>
          </table:table-cell>
        </table:table-row>
        <table:table-row table:style-name="TableRow0108">
          <table:table-cell table:style-name="TableCell010800">
            <text:p text:style-name="P23"><text:span text:style-name="T16"/></text:p>
            <text:p text:style-name="P23"><text:span text:style-name="T16"/></text:p>
          </table:table-cell>
          <table:table-cell table:style-name="TableCell010801">
            <text:p text:style-name="P23"><text:span text:style-name="T16"/></text:p>
          </table:table-cell>
          <table:table-cell table:style-name="TableCell010802">
            <text:p text:style-name="P23"><text:span text:style-name="T16"/></text:p>
          </table:table-cell>
          <table:table-cell table:style-name="TableCell010803">
            <text:p text:style-name="P23"><text:span text:style-name="T16"/></text:p>
          </table:table-cell>
        </table:table-row>
        <table:table-row table:style-name="TableRow0109">
          <table:table-cell table:style-name="TableCell010900">
            <text:p text:style-name="P25"><text:span text:style-name="T16"/></text:p>
            <text:p text:style-name="P25"><text:span text:style-name="T16"/></text:p>
          </table:table-cell>
          <table:table-cell table:style-name="TableCell010901">
            <text:p text:style-name="P25"><text:span text:style-name="T16"/></text:p>
          </table:table-cell>
          <table:table-cell table:style-name="TableCell010902">
            <text:p text:style-name="P25"><text:span text:style-name="T16"/></text:p>
          </table:table-cell>
          <table:table-cell table:style-name="TableCell010903">
            <text:p text:style-name="P25"><text:span text:style-name="T16"/></text:p>
          </table:table-cell>
        </table:table-row>
        <table:table-row table:style-name="TableRow0110">
          <table:table-cell table:style-name="TableCell011000">
            <text:p text:style-name="P27"><text:span text:style-name="T16"/></text:p>
            <text:p text:style-name="P27"><text:span text:style-name="T16"/></text:p>
          </table:table-cell>
          <table:table-cell table:style-name="TableCell011001">
            <text:p text:style-name="P27"><text:span text:style-name="T16"/></text:p>
          </table:table-cell>
          <table:table-cell table:style-name="TableCell011002">
            <text:p text:style-name="P27"><text:span text:style-name="T16"/></text:p>
          </table:table-cell>
          <table:table-cell table:style-name="TableCell011003">
            <text:p text:style-name="P27"><text:span text:style-name="T16"/></text:p>
          </table:table-cell>
        </table:table-row>
        <table:table-row table:style-name="TableRow0111">
          <table:table-cell table:style-name="TableCell011100">
            <text:p text:style-name="P29"><text:span text:style-name="T16"/></text:p>
            <text:p text:style-name="P29"><text:span text:style-name="T16"/></text:p>
          </table:table-cell>
          <table:table-cell table:style-name="TableCell011101">
            <text:p text:style-name="P29"><text:span text:style-name="T16"/></text:p>
          </table:table-cell>
          <table:table-cell table:style-name="TableCell011102">
            <text:p text:style-name="P29"><text:span text:style-name="T16"/></text:p>
          </table:table-cell>
          <table:table-cell table:style-name="TableCell011103">
            <text:p text:style-name="P29"><text:span text:style-name="T16"/></text:p>
          </table:table-cell>
        </table:table-row>
        <table:table-row table:style-name="TableRow0112">
          <table:table-cell table:style-name="TableCell011200">
            <text:p text:style-name="P31"><text:span text:style-name="T16"/></text:p>
            <text:p text:style-name="P31"><text:span text:style-name="T16"/></text:p>
          </table:table-cell>
          <table:table-cell table:style-name="TableCell011201">
            <text:p text:style-name="P31"><text:span text:style-name="T16"/></text:p>
          </table:table-cell>
          <table:table-cell table:style-name="TableCell011202">
            <text:p text:style-name="P31"><text:span text:style-name="T16"/></text:p>
          </table:table-cell>
          <table:table-cell table:style-name="TableCell011203">
            <text:p text:style-name="P31"><text:span text:style-name="T16"/></text:p>
          </table:table-cell>
        </table:table-row>
        <table:table-row table:style-name="TableRow0113">
          <table:table-cell table:style-name="TableCell011300">
            <text:p text:style-name="P33"><text:span text:style-name="T16"/></text:p>
            <text:p text:style-name="P33"><text:span text:style-name="T16"/></text:p>
          </table:table-cell>
          <table:table-cell table:style-name="TableCell011301">
            <text:p text:style-name="P33"><text:span text:style-name="T16"/></text:p>
          </table:table-cell>
          <table:table-cell table:style-name="TableCell011302">
            <text:p text:style-name="P33"><text:span text:style-name="T16"/></text:p>
          </table:table-cell>
          <table:table-cell table:style-name="TableCell011303">
            <text:p text:style-name="P33"><text:span text:style-name="T16"/></text:p>
          </table:table-cell>
        </table:table-row>
        <table:table-row table:style-name="TableRow0114">
          <table:table-cell table:style-name="TableCell011400">
            <text:p text:style-name="P35"><text:span text:style-name="T16"/></text:p>
            <text:p text:style-name="P35"><text:span text:style-name="T16"/></text:p>
          </table:table-cell>
          <table:table-cell table:style-name="TableCell011401">
            <text:p text:style-name="P35"><text:span text:style-name="T16"/></text:p>
          </table:table-cell>
          <table:table-cell table:style-name="TableCell011402">
            <text:p text:style-name="P35"><text:span text:style-name="T16"/></text:p>
          </table:table-cell>
          <table:table-cell table:style-name="TableCell011403">
            <text:p text:style-name="P35"><text:span text:style-name="T16"/></text:p>
          </table:table-cell>
        </table:table-row>
        <table:table-row table:style-name="TableRow0115">
          <table:table-cell table:style-name="TableCell011500">
            <text:p text:style-name="P37"><text:span text:style-name="T16"/></text:p>
            <text:p text:style-name="P37"><text:span text:style-name="T16"/></text:p>
          </table:table-cell>
          <table:table-cell table:style-name="TableCell011501">
            <text:p text:style-name="P37"><text:span text:style-name="T16"/></text:p>
          </table:table-cell>
          <table:table-cell table:style-name="TableCell011502">
            <text:p text:style-name="P37"><text:span text:style-name="T16"/></text:p>
          </table:table-cell>
          <table:table-cell table:style-name="TableCell011503">
            <text:p text:style-name="P37"><text:span text:style-name="T16"/></text:p>
          </table:table-cell>
        </table:table-row>
        <table:table-row table:style-name="TableRow0116">
          <table:table-cell table:style-name="TableCell011600">
            <text:p text:style-name="P39"><text:span text:style-name="T16"/></text:p>
            <text:p text:style-name="P39"><text:span text:style-name="T16"/></text:p>
          </table:table-cell>
          <table:table-cell table:style-name="TableCell011601">
            <text:p text:style-name="P39"><text:span text:style-name="T16"/></text:p>
          </table:table-cell>
          <table:table-cell table:style-name="TableCell011602">
            <text:p text:style-name="P39"><text:span text:style-name="T16"/></text:p>
          </table:table-cell>
          <table:table-cell table:style-name="TableCell011603">
            <text:p text:style-name="P39"><text:span text:style-name="T16"/></text:p>
          </table:table-cell>
        </table:table-row>
        <table:table-row table:style-name="TableRow0117">
          <table:table-cell table:style-name="TableCell011700">
            <text:p text:style-name="P41"><text:span text:style-name="T16"/></text:p>
            <text:p text:style-name="P41"><text:span text:style-name="T16"/></text:p>
          </table:table-cell>
          <table:table-cell table:style-name="TableCell011701">
            <text:p text:style-name="P41"><text:span text:style-name="T16"/></text:p>
          </table:table-cell>
          <table:table-cell table:style-name="TableCell011702">
            <text:p text:style-name="P41"><text:span text:style-name="T16"/></text:p>
          </table:table-cell>
          <table:table-cell table:style-name="TableCell011703">
            <text:p text:style-name="P41"><text:span text:style-name="T16"/></text:p>
          </table:table-cell>
        </table:table-row>
        <table:table-row table:style-name="TableRow0118">
          <table:table-cell table:style-name="TableCell011800">
            <text:p text:style-name="P43"><text:span text:style-name="T16"/></text:p>
            <text:p text:style-name="P43"><text:span text:style-name="T16"/></text:p>
          </table:table-cell>
          <table:table-cell table:style-name="TableCell011801">
            <text:p text:style-name="P43"><text:span text:style-name="T16"/></text:p>
          </table:table-cell>
          <table:table-cell table:style-name="TableCell011802">
            <text:p text:style-name="P43"><text:span text:style-name="T16"/></text:p>
          </table:table-cell>
          <table:table-cell table:style-name="TableCell011803">
            <text:p text:style-name="P43"><text:span text:style-name="T16"/></text:p>
          </table:table-cell>
        </table:table-row>
        <table:table-row table:style-name="TableRow0119">
          <table:table-cell table:style-name="TableCell011900">
            <text:p text:style-name="P45"><text:span text:style-name="T16"/></text:p>
            <text:p text:style-name="P45"><text:span text:style-name="T16"/></text:p>
          </table:table-cell>
          <table:table-cell table:style-name="TableCell011901">
            <text:p text:style-name="P45"><text:span text:style-name="T16"/></text:p>
          </table:table-cell>
          <table:table-cell table:style-name="TableCell011902">
            <text:p text:style-name="P45"><text:span text:style-name="T16"/></text:p>
          </table:table-cell>
          <table:table-cell table:style-name="TableCell011903">
            <text:p text:style-name="P45"><text:span text:style-name="T16"/></text:p>
          </table:table-cell>
        </table:table-row>
        <table:table-row table:style-name="TableRow0120">
          <table:table-cell table:style-name="TableCell012000">
            <text:p text:style-name="P47"><text:span text:style-name="T16"/></text:p>
            <text:p text:style-name="P47"><text:span text:style-name="T16"/></text:p>
          </table:table-cell>
          <table:table-cell table:style-name="TableCell012001">
            <text:p text:style-name="P47"><text:span text:style-name="T16"/></text:p>
          </table:table-cell>
          <table:table-cell table:style-name="TableCell012002">
            <text:p text:style-name="P47"><text:span text:style-name="T16"/></text:p>
          </table:table-cell>
          <table:table-cell table:style-name="TableCell012003">
            <text:p text:style-name="P47"><text:span text:style-name="T16"/></text:p>
          </table:table-cell>
        </table:table-row>
        <table:table-row table:style-name="TableRow0121">
          <table:table-cell table:style-name="TableCell012100">
            <text:p text:style-name="P49"><text:span text:style-name="T16"/></text:p>
            <text:p text:style-name="P49"><text:span text:style-name="T16"/></text:p>
          </table:table-cell>
          <table:table-cell table:style-name="TableCell012101">
            <text:p text:style-name="P49"><text:span text:style-name="T16"/></text:p>
          </table:table-cell>
          <table:table-cell table:style-name="TableCell012102">
            <text:p text:style-name="P49"><text:span text:style-name="T16"/></text:p>
          </table:table-cell>
          <table:table-cell table:style-name="TableCell012103">
            <text:p text:style-name="P49"><text:span text:style-name="T16"/></text:p>
          </table:table-cell>
        </table:table-row>
        <table:table-row table:style-name="TableRow0122">
          <table:table-cell table:style-name="TableCell012200">
            <text:p text:style-name="P51"><text:span text:style-name="T16"/></text:p>
            <text:p text:style-name="P51"><text:span text:style-name="T16"/></text:p>
          </table:table-cell>
          <table:table-cell table:style-name="TableCell012201">
            <text:p text:style-name="P51"><text:span text:style-name="T16"/></text:p>
          </table:table-cell>
          <table:table-cell table:style-name="TableCell012202">
            <text:p text:style-name="P51"><text:span text:style-name="T16"/></text:p>
          </table:table-cell>
          <table:table-cell table:style-name="TableCell012203">
            <text:p text:style-name="P51"><text:span text:style-name="T16"/></text:p>
          </table:table-cell>
        </table:table-row>
        <table:table-row table:style-name="TableRow0123">
          <table:table-cell table:style-name="TableCell012300">
            <text:p text:style-name="P53"><text:span text:style-name="T16"/></text:p>
            <text:p text:style-name="P53"><text:span text:style-name="T16"/></text:p>
          </table:table-cell>
          <table:table-cell table:style-name="TableCell012301">
            <text:p text:style-name="P53"><text:span text:style-name="T16"/></text:p>
          </table:table-cell>
          <table:table-cell table:style-name="TableCell012302">
            <text:p text:style-name="P53"><text:span text:style-name="T16"/></text:p>
          </table:table-cell>
          <table:table-cell table:style-name="TableCell012303">
            <text:p text:style-name="P53"><text:span text:style-name="T16"/></text:p>
          </table:table-cell>
        </table:table-row>
        <table:table-row table:style-name="TableRow0124">
          <table:table-cell table:style-name="TableCell012400">
            <text:p text:style-name="P55"><text:span text:style-name="T16"/></text:p>
            <text:p text:style-name="P55"><text:span text:style-name="T16"/></text:p>
          </table:table-cell>
          <table:table-cell table:style-name="TableCell012401">
            <text:p text:style-name="P55"><text:span text:style-name="T16"/></text:p>
          </table:table-cell>
          <table:table-cell table:style-name="TableCell012402">
            <text:p text:style-name="P55"><text:span text:style-name="T16"/></text:p>
          </table:table-cell>
          <table:table-cell table:style-name="TableCell012403">
            <text:p text:style-name="P55"><text:span text:style-name="T16"/></text:p>
          </table:table-cell>
        </table:table-row>
        <table:table-row table:style-name="TableRow0125">
          <table:table-cell table:style-name="TableCell012500">
            <text:p text:style-name="P57"><text:span text:style-name="T16"/></text:p>
            <text:p text:style-name="P57"><text:span text:style-name="T16"/></text:p>
          </table:table-cell>
          <table:table-cell table:style-name="TableCell012501">
            <text:p text:style-name="P57"><text:span text:style-name="T16"/></text:p>
          </table:table-cell>
          <table:table-cell table:style-name="TableCell012502">
            <text:p text:style-name="P57"><text:span text:style-name="T16"/></text:p>
          </table:table-cell>
          <table:table-cell table:style-name="TableCell012503">
            <text:p text:style-name="P57"><text:span text:style-name="T16"/></text:p>
          </table:table-cell>
        </table:table-row>
        <table:table-row table:style-name="TableRow0126">
          <table:table-cell table:style-name="TableCell012600">
            <text:p text:style-name="P59"><text:span text:style-name="T16"/></text:p>
            <text:p text:style-name="P59"><text:span text:style-name="T16"/></text:p>
          </table:table-cell>
          <table:table-cell table:style-name="TableCell012601">
            <text:p text:style-name="P59"><text:span text:style-name="T16"/></text:p>
          </table:table-cell>
          <table:table-cell table:style-name="TableCell012602">
            <text:p text:style-name="P59"><text:span text:style-name="T16"/></text:p>
          </table:table-cell>
          <table:table-cell table:style-name="TableCell012603">
            <text:p text:style-name="P59"><text:span text:style-name="T16"/></text:p>
          </table:table-cell>
        </table:table-row>
        <table:table-row table:style-name="TableRow0127">
          <table:table-cell table:style-name="TableCell012700">
            <text:p text:style-name="P61"><text:span text:style-name="T16"/></text:p>
            <text:p text:style-name="P61"><text:span text:style-name="T16"/></text:p>
          </table:table-cell>
          <table:table-cell table:style-name="TableCell012701">
            <text:p text:style-name="P61"><text:span text:style-name="T16"/></text:p>
          </table:table-cell>
          <table:table-cell table:style-name="TableCell012702">
            <text:p text:style-name="P61"><text:span text:style-name="T16"/></text:p>
          </table:table-cell>
          <table:table-cell table:style-name="TableCell012703">
            <text:p text:style-name="P61"><text:span text:style-name="T16"/></text:p>
          </table:table-cell>
        </table:table-row>
        <table:table-row table:style-name="TableRow0128">
          <table:table-cell table:style-name="TableCell012800">
            <text:p text:style-name="P63"><text:span text:style-name="T16"/></text:p>
            <text:p text:style-name="P63"><text:span text:style-name="T16"/></text:p>
          </table:table-cell>
          <table:table-cell table:style-name="TableCell012801">
            <text:p text:style-name="P63"><text:span text:style-name="T16"/></text:p>
          </table:table-cell>
          <table:table-cell table:style-name="TableCell012802">
            <text:p text:style-name="P63"><text:span text:style-name="T16"/></text:p>
          </table:table-cell>
          <table:table-cell table:style-name="TableCell012803">
            <text:p text:style-name="P63"><text:span text:style-name="T16"/></text:p>
          </table:table-cell>
        </table:table-row>
        <table:table-row table:style-name="TableRow0129">
          <table:table-cell table:style-name="TableCell012900">
            <text:p text:style-name="P65"><text:span text:style-name="T16"/></text:p>
            <text:p text:style-name="P65"><text:span text:style-name="T16"/></text:p>
          </table:table-cell>
          <table:table-cell table:style-name="TableCell012901">
            <text:p text:style-name="P65"><text:span text:style-name="T16"/></text:p>
          </table:table-cell>
          <table:table-cell table:style-name="TableCell012902">
            <text:p text:style-name="P65"><text:span text:style-name="T16"/></text:p>
          </table:table-cell>
          <table:table-cell table:style-name="TableCell012903">
            <text:p text:style-name="P65"><text:span text:style-name="T16"/></text:p>
          </table:table-cell>
        </table:table-row>
        <table:table-row table:style-name="TableRow0130">
          <table:table-cell table:style-name="TableCell013000">
            <text:p text:style-name="P67"><text:span text:style-name="T16"/></text:p>
            <text:p text:style-name="P67"><text:span text:style-name="T16"/></text:p>
          </table:table-cell>
          <table:table-cell table:style-name="TableCell013001">
            <text:p text:style-name="P67"><text:span text:style-name="T16"/></text:p>
          </table:table-cell>
          <table:table-cell table:style-name="TableCell013002">
            <text:p text:style-name="P67"><text:span text:style-name="T16"/></text:p>
          </table:table-cell>
          <table:table-cell table:style-name="TableCell013003">
            <text:p text:style-name="P67"><text:span text:style-name="T16"/></text:p>
          </table:table-cell>
        </table:table-row>
        <table:table-row table:style-name="TableRow0131">
          <table:table-cell table:style-name="TableCell013100">
            <text:p text:style-name="P69"><text:span text:style-name="T16"/></text:p>
            <text:p text:style-name="P69"><text:span text:style-name="T16"/></text:p>
          </table:table-cell>
          <table:table-cell table:style-name="TableCell013101">
            <text:p text:style-name="P69"><text:span text:style-name="T16"/></text:p>
          </table:table-cell>
          <table:table-cell table:style-name="TableCell013102">
            <text:p text:style-name="P69"><text:span text:style-name="T16"/></text:p>
          </table:table-cell>
          <table:table-cell table:style-name="TableCell013103">
            <text:p text:style-name="P69"><text:span text:style-name="T16"/></text:p>
          </table:table-cell>
        </table:table-row>
        <table:table-row table:style-name="TableRow0132">
          <table:table-cell table:style-name="TableCell013200">
            <text:p text:style-name="P71"><text:span text:style-name="T16"/></text:p>
            <text:p text:style-name="P71"><text:span text:style-name="T16"/></text:p>
          </table:table-cell>
          <table:table-cell table:style-name="TableCell013201">
            <text:p text:style-name="P71"><text:span text:style-name="T16"/></text:p>
          </table:table-cell>
          <table:table-cell table:style-name="TableCell013202">
            <text:p text:style-name="P71"><text:span text:style-name="T16"/></text:p>
          </table:table-cell>
          <table:table-cell table:style-name="TableCell013203">
            <text:p text:style-name="P71"><text:span text:style-name="T16"/></text:p>
          </table:table-cell>
        </table:table-row>
        <table:table-row table:style-name="TableRow0133">
          <table:table-cell table:style-name="TableCell013300">
            <text:p text:style-name="P73"><text:span text:style-name="T16"/></text:p>
            <text:p text:style-name="P73"><text:span text:style-name="T16"/></text:p>
          </table:table-cell>
          <table:table-cell table:style-name="TableCell013301">
            <text:p text:style-name="P73"><text:span text:style-name="T16"/></text:p>
          </table:table-cell>
          <table:table-cell table:style-name="TableCell013302">
            <text:p text:style-name="P73"><text:span text:style-name="T16"/></text:p>
          </table:table-cell>
          <table:table-cell table:style-name="TableCell013303">
            <text:p text:style-name="P73"><text:span text:style-name="T16"/></text:p>
          </table:table-cell>
        </table:table-row>
        <table:table-row table:style-name="TableRow0134">
          <table:table-cell table:style-name="TableCell013400">
            <text:p text:style-name="P75"><text:span text:style-name="T16"/></text:p>
            <text:p text:style-name="P75"><text:span text:style-name="T16"/></text:p>
          </table:table-cell>
          <table:table-cell table:style-name="TableCell013401">
            <text:p text:style-name="P75"><text:span text:style-name="T16"/></text:p>
          </table:table-cell>
          <table:table-cell table:style-name="TableCell013402">
            <text:p text:style-name="P75"><text:span text:style-name="T16"/></text:p>
          </table:table-cell>
          <table:table-cell table:style-name="TableCell013403">
            <text:p text:style-name="P75"><text:span text:style-name="T16"/></text:p>
          </table:table-cell>
        </table:table-row>
      </table:table>
      <text:p text:style-name="P77"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